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17, 2023 (07:48: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text:span text:style-name="NormalTok">docx</text:span>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text:a xlink:type="simple" xlink:href="https://csci-1301.github.io/slides.html" office:name=""><text:span text:style-name="Definition">Slides</text:span></text:a> accompanying the lecture notes (in <text:span text:style-name="NormalTok">pptx</text:span> and <text:span text:style-name="NormalTok">pdf</text:span>).</text:p>
        </text:list-item>
        <text:list-item>
          <text:p text:style-name="P2"><text:a xlink:type="simple" xlink:href="https://csci-1301.github.io/labs/" office:name=""><text:span text:style-name="Definition">The labs</text:span></text:a>, which are (most of the tim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all.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 not have them!</text:p></text:note-body></text:note></text:p>
      <text:p text:style-name="First_20_paragraph">You may also have seen the <text:a xlink:type="simple" xlink:href="https://github.com/csci-1301/csci-1301.github.io" office:name=""><text:span text:style-name="Definition">Source code</text:span></text:a> and <text:a xlink:type="simple" xlink:href="labs/Introduction/../../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text:a xlink:type="simple" xlink:href="https://csci-1301.github.io/uca.html" office:name=""><text:span text:style-name="Definition">Undergraduate Course Assistant (UCA)</text:span></text: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s)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labs/Introduction/../../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labs/Introduction/../../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Questions:</text:p>
      <text:p text:style-name="Definition_20_Definition">Answer the following:</text:p>
      <text:list text:style-name="L3">
        <text:list-item>
          <text:p text:style-name="P4">What exactly is implied by “free” as in “free coffee” <text:span text:style-name="T1">and</text:span> as in “free speech”?</text:p>
        </text:list-item>
        <text:list-item>
          <text:p text:style-name="P4">Try to understand what “<text:a xlink:type="simple" xlink:href="https://en.wikipedia.org/wiki/Free_software" office:name=""><text:span text:style-name="Definition">free software</text:span></text:a>” means: is it like coffee (some people say “beer”) or like speech?</text:p>
        </text:list-item>
        <text:list-item>
          <text:p text:style-name="P4">Are the resources presented here free as in coffee, as in speech, or both?</text:p>
        </text:list-item>
        <text:list-item>
          <text:p text:style-name="P4">And what about your computer’s operating system?</text:p>
        </text:list-item>
        <text:list-item>
          <text:p text:style-name="P4">Your media player?</text:p>
        </text:list-item>
      </text:list>
      <text:p text:style-name="Definition_20_Definition">Try to look at the licenses of some of the software you use on a daily basis. You may realize that some important software products are actually open source, and host their code on e.g., github!</text:p>
      <text:p text:style-name="First_20_paragraph">Elements of solution</text:p>
      <text:list text:style-name="L4">
        <text:list-item>
          <text:p text:style-name="P5">“Free” as in “free coffee” means that you are welcome to use the resource without paying for it. It means “at no monetary cost” (gratis).<text:line-break/>“Free” as in “free speech” relates to liberty. It means “with little or no restriction” (libre).</text:p>
        </text:list-item>
        <text:list-item>
          <text:p text:style-name="P5">A free software is free as in speech: per the <text:a xlink:type="simple" xlink:href="https://www.fsf.org/about/what-is-free-software" office:name=""><text:span text:style-name="Definition">FSF</text:span></text:a>,</text:p>
          <text:p text:style-name="P6">Free software is software that gives you the user the freedom to share, study and modify it. We call this free software because the user is free.</text:p>
          <text:p text:style-name="P5">This means that a free software can comes at a cost (it is not necessarily “gratis”), but that once it is paid for, you can use it in any way you like: edit it, improve it, copy it, and in some cases redistribute it.</text:p>
        </text:list-item>
        <text:list-item>
          <text:p text:style-name="P5">The resources presented here are free as in coffee <text:span text:style-name="T1">and</text:span> speech.</text:p>
        </text:list-item>
        <text:list-item>
          <text:p text:style-name="P5">If your computer is running <text:a xlink:type="simple" xlink:href="https://www.microsoft.com/en-us/licensing/product-licensing/windows" office:name=""><text:span text:style-name="Definition">Windows</text:span></text:a> or <text:a xlink:type="simple" xlink:href="https://www.apple.com/legal/sla/" office:name=""><text:span text:style-name="Definition">macOS</text:span></text:a>, then it is mostly proprietary (read: not free). <text:a xlink:type="simple" xlink:href="https://en.wikipedia.org/wiki/Android_(operating_system)#Licensing" office:name=""><text:span text:style-name="Definition">Android</text:span></text:a> is mostly free, and <text:a xlink:type="simple" xlink:href="https://en.wikipedia.org/wiki/Linux#Development" office:name=""><text:span text:style-name="Definition">Linux</text:span></text:a> distributions are in general completely free.</text:p>
        </text:list-item>
        <text:list-item>
          <text:p text:style-name="P5">For your media player, you should check yourself! One excellent media player released under a free license is <text:a xlink:type="simple" xlink:href="http://www.videolan.org/" office:name=""><text:span text:style-name="Definition">VLC</text:span></text:a>!</text:p>
        </text:list-item>
      </text:list>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s) should be your first point of contact for any question regarding the content of this class, but many other resources are available, through the University, for this class, or through clubs. Also, understanding <text:span text:style-name="T1">how</text:span> to ask is extremely important.</text:p>
      <text:p text:style-name="Text_20_body">All of that is discussed <text:a xlink:type="simple" xlink:href="labs/Introduction/../../getting_help.html" office:name=""><text:span text:style-name="Definition">on this page</text:span></text:a>.</text:p>
      <text:p text:style-name="Definition_20_Term_20_Tight">Action:</text:p>
      <text:p text:style-name="Definition_20_Definition_20_Tight">Read the <text:a xlink:type="simple" xlink:href="labs/Introduction/../../getting_help.html" office:name=""><text:span text:style-name="Definition">How to get Help</text:span></text:a> page.</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5Z</meta:creation-date>
    <dc:date>2023-01-18T00:48:35Z</dc:date>
    <meta:user-defined meta:name="date" meta:value-type="string">January  17, 2023 (07:48: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